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style:style>
  </office:automatic-styles>
  <office:body>
    <office:text text:use-soft-page-breaks="true">
      <text:p text:style-name="P1">La vision décrit les principaux objectifs, jalons, utilisateurs visés.</text:p>
      <text:p text:style-name="Standard"/>
      <text:p text:style-name="P2">Vision1 le 12 octobre 2015 :</text:p>
      <text:p text:style-name="Standard">L'objectif de notre produit est d'automatiser la planification des emplois du temps des enfants handicapés inscrits dans l'IEM de Trouy. Réalisation d'une application en Java/ JEE en prenant en compte la programmation par contraintes car notre produit dépend de plusieurs facteurs internes et externes. L'application est une application locale déroulée en interne, du coup elle vise en premier lieu que le corps administratif de l'IEM.</text:p>
      <text:p text:style-name="Standard">Établissement d'un premier meeting avec le client pour d'une part savoir les spécifications du projet et d'autre part s'échanger sur les différents questions posées par le Product Owner.</text:p>
      <text:p text:style-name="Standard">Réalisation du premier user storie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bila </meta:initial-creator>
    <dc:creator>lamiae obila</dc:creator>
    <meta:creation-date>2015-10-12T13:46:00Z</meta:creation-date>
    <dc:date>2015-10-12T13:46:00Z</dc:date>
    <meta:template xlink:href="Normal.dotm" xlink:type="simple"/>
    <meta:editing-cycles>2</meta:editing-cycles>
    <meta:editing-duration>PT0S</meta:editing-duration>
    <meta:document-statistic meta:page-count="1" meta:paragraph-count="1" meta:word-count="117" meta:character-count="761" meta:row-count="5" meta:non-whitespace-character-count="645"/>
  </office:meta>
</office:document-meta>
</file>